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 1 createdAt:24/06/2022, 22:29:56*/</text:p>
      <text:p text:style-name="Standard">{</text:p>
      <text:p text:style-name="Standard"><text:tab/>"_id" : ObjectId("62b5ed8c6c41221f0b04b808"),</text:p>
      <text:p text:style-name="Standard"><text:tab/>"userId" : "62b5ed8cbbcf4c4abbcef26a",</text:p>
      <text:p text:style-name="Standard"><text:tab/>"devices" : [</text:p>
      <text:p text:style-name="Standard"><text:tab/><text:tab/>{</text:p>
      <text:p text:style-name="Standard"><text:tab/><text:tab/><text:tab/>"ipAddress" : "192.168.0.103",</text:p>
      <text:p text:style-name="Standard"><text:tab/><text:tab/><text:tab/>"blockedStatus" : false,</text:p>
      <text:p text:style-name="Standard"><text:tab/><text:tab/><text:tab/>"deviceType" : {</text:p>
      <text:p text:style-name="Standard"><text:tab/><text:tab/><text:tab/><text:tab/>"type" : "Computer",</text:p>
      <text:p text:style-name="Standard"><text:tab/><text:tab/><text:tab/><text:tab/>"operatingSystem" : "Windows"</text:p>
      <text:p text:style-name="Standard"><text:tab/><text:tab/><text:tab/>},</text:p>
      <text:p text:style-name="Standard"><text:tab/><text:tab/><text:tab/>"location" : {</text:p>
      <text:p text:style-name="Standard"><text:tab/><text:tab/><text:tab/><text:tab/></text:p>
      <text:p text:style-name="Standard"><text:tab/><text:tab/><text:tab/>},</text:p>
      <text:p text:style-name="Standard"><text:tab/><text:tab/><text:tab/>"applications" : [</text:p>
      <text:p text:style-name="Standard"><text:tab/><text:tab/><text:tab/><text:tab/>{</text:p>
      <text:p text:style-name="Standard"><text:tab/><text:tab/><text:tab/><text:tab/><text:tab/>"browser" : "Chrome-54.0.2840.99",</text:p>
      <text:p text:style-name="Standard"><text:tab/><text:tab/><text:tab/><text:tab/><text:tab/>"socketNumber" : "192.168.0.103:58076",</text:p>
      <text:p text:style-name="Standard"><text:tab/><text:tab/><text:tab/><text:tab/><text:tab/>"status" : false</text:p>
      <text:p text:style-name="Standard"><text:tab/><text:tab/><text:tab/><text:tab/>}</text:p>
      <text:p text:style-name="Standard"><text:tab/><text:tab/><text:tab/>]</text:p>
      <text:p text:style-name="Standard"><text:tab/><text:tab/>}</text:p>
      <text:p text:style-name="Standard"><text:tab/>],</text:p>
      <text:p text:style-name="Standard"><text:tab/>"created" : ISODate("2022-06-24T22:29:56.223+05:30"),</text:p>
      <text:p text:style-name="Standard"><text:tab/>"updated" : ISODate("2022-06-24T22:29:56.223+05:30"),</text:p>
      <text:p text:style-name="Standard"><text:tab/>"_class" : "com.albanero.rbaservice.model.UserAuthHistory"</text:p>
      <text:p text:style-name="Standard">},</text:p>
      <text:p text:style-name="Standard"/>
      <text:p text:style-name="Standard">/* 2 createdAt:24/06/2022, 22:25:10*/</text:p>
      <text:p text:style-name="Standard">{</text:p>
      <text:p text:style-name="Standard"><text:tab/>"_id" : ObjectId("62b5ec6e6c41221f0b04b807"),</text:p>
      <text:p text:style-name="Standard"><text:tab/>"userId" : "62b5ec6edada0744376fd5e3",</text:p>
      <text:p text:style-name="Standard"><text:tab/>"devices" : [</text:p>
      <text:p text:style-name="Standard"><text:tab/><text:tab/>{</text:p>
      <text:p text:style-name="Standard"><text:tab/><text:tab/><text:tab/>"ipAddress" : "192.168.0.103",</text:p>
      <text:p text:style-name="Standard"><text:tab/><text:tab/><text:tab/>"blockedStatus" : false,</text:p>
      <text:p text:style-name="Standard"><text:tab/><text:tab/><text:tab/>"deviceType" : {</text:p>
      <text:p text:style-name="Standard"><text:tab/><text:tab/><text:tab/><text:tab/>"type" : "Computer",</text:p>
      <text:p text:style-name="Standard"><text:tab/><text:tab/><text:tab/><text:tab/>"operatingSystem" : "Windows"</text:p>
      <text:p text:style-name="Standard"><text:tab/><text:tab/><text:tab/>},</text:p>
      <text:p text:style-name="Standard"><text:tab/><text:tab/><text:tab/>"location" : {</text:p>
      <text:p text:style-name="Standard"><text:tab/><text:tab/><text:tab/><text:tab/></text:p>
      <text:p text:style-name="Standard"><text:tab/><text:tab/><text:tab/>},</text:p>
      <text:p text:style-name="Standard"><text:tab/><text:tab/><text:tab/>"applications" : [</text:p>
      <text:p text:style-name="Standard"><text:tab/><text:tab/><text:tab/><text:tab/>{</text:p>
      <text:p text:style-name="Standard"><text:tab/><text:tab/><text:tab/><text:tab/><text:tab/>"browser" : "Chrome-54.0.2840.99",</text:p>
      <text:p text:style-name="Standard"><text:tab/><text:tab/><text:tab/><text:tab/><text:tab/>"socketNumber" : "192.168.0.103:58010",</text:p>
      <text:p text:style-name="Standard"><text:tab/><text:tab/><text:tab/><text:tab/><text:tab/>"status" : false</text:p>
      <text:p text:style-name="Standard"><text:tab/><text:tab/><text:tab/><text:tab/>}</text:p>
      <text:p text:style-name="Standard"><text:tab/><text:tab/><text:tab/>]</text:p>
      <text:p text:style-name="Standard"><text:tab/><text:tab/>}</text:p>
      <text:p text:style-name="Standard"><text:soft-page-break/><text:tab/>],</text:p>
      <text:p text:style-name="Standard"><text:tab/>"created" : ISODate("2022-06-24T22:25:10.929+05:30"),</text:p>
      <text:p text:style-name="Standard"><text:tab/>"updated" : ISODate("2022-06-24T22:25:10.929+05:30"),</text:p>
      <text:p text:style-name="Standard"><text:tab/>"_class" : "com.albanero.rbaservice.model.UserAuthHistory"</text:p>
      <text:p text:style-name="Standard">},</text:p>
      <text:p text:style-name="Standard"/>
      <text:p text:style-name="Standard">/* 3 createdAt:24/06/2022, 22:22:08*/</text:p>
      <text:p text:style-name="Standard">{</text:p>
      <text:p text:style-name="Standard"><text:tab/>"_id" : ObjectId("62b5ebb86c41221f0b04b806"),</text:p>
      <text:p text:style-name="Standard"><text:tab/>"userId" : "62b5ebb8dada0744376fd5df",</text:p>
      <text:p text:style-name="Standard"><text:tab/>"devices" : [</text:p>
      <text:p text:style-name="Standard"><text:tab/><text:tab/>{</text:p>
      <text:p text:style-name="Standard"><text:tab/><text:tab/><text:tab/>"ipAddress" : "192.168.0.103",</text:p>
      <text:p text:style-name="Standard"><text:tab/><text:tab/><text:tab/>"blockedStatus" : false,</text:p>
      <text:p text:style-name="Standard"><text:tab/><text:tab/><text:tab/>"deviceType" : {</text:p>
      <text:p text:style-name="Standard"><text:tab/><text:tab/><text:tab/><text:tab/>"type" : "Computer",</text:p>
      <text:p text:style-name="Standard"><text:tab/><text:tab/><text:tab/><text:tab/>"operatingSystem" : "Windows"</text:p>
      <text:p text:style-name="Standard"><text:tab/><text:tab/><text:tab/>},</text:p>
      <text:p text:style-name="Standard"><text:tab/><text:tab/><text:tab/>"location" : {</text:p>
      <text:p text:style-name="Standard"><text:tab/><text:tab/><text:tab/><text:tab/></text:p>
      <text:p text:style-name="Standard"><text:tab/><text:tab/><text:tab/>},</text:p>
      <text:p text:style-name="Standard"><text:tab/><text:tab/><text:tab/>"applications" : [</text:p>
      <text:p text:style-name="Standard"><text:tab/><text:tab/><text:tab/><text:tab/>{</text:p>
      <text:p text:style-name="Standard"><text:tab/><text:tab/><text:tab/><text:tab/><text:tab/>"browser" : "Chrome-54.0.2840.99",</text:p>
      <text:p text:style-name="Standard"><text:tab/><text:tab/><text:tab/><text:tab/><text:tab/>"socketNumber" : "192.168.0.103:57964",</text:p>
      <text:p text:style-name="Standard"><text:tab/><text:tab/><text:tab/><text:tab/><text:tab/>"status" : false</text:p>
      <text:p text:style-name="Standard"><text:tab/><text:tab/><text:tab/><text:tab/>}</text:p>
      <text:p text:style-name="Standard"><text:tab/><text:tab/><text:tab/>]</text:p>
      <text:p text:style-name="Standard"><text:tab/><text:tab/>}</text:p>
      <text:p text:style-name="Standard"><text:tab/>],</text:p>
      <text:p text:style-name="Standard"><text:tab/>"created" : ISODate("2022-06-24T22:22:08.257+05:30"),</text:p>
      <text:p text:style-name="Standard"><text:tab/>"updated" : ISODate("2022-06-24T22:22:08.257+05:30"),</text:p>
      <text:p text:style-name="Standard"><text:tab/>"_class" : "com.albanero.rbaservice.model.UserAuthHistory"</text:p>
      <text:p text:style-name="Standard">},</text:p>
      <text:p text:style-name="Standard"/>
      <text:p text:style-name="Standard">/* 4 createdAt:24/06/2022, 22:13:58*/</text:p>
      <text:p text:style-name="Standard">{</text:p>
      <text:p text:style-name="Standard"><text:tab/>"_id" : ObjectId("62b5e9ce6c41221f0b04b805"),</text:p>
      <text:p text:style-name="Standard"><text:tab/>"userId" : "62b5e9cedada0744376fd5db",</text:p>
      <text:p text:style-name="Standard"><text:tab/>"devices" : [</text:p>
      <text:p text:style-name="Standard"><text:tab/><text:tab/>{</text:p>
      <text:p text:style-name="Standard"><text:tab/><text:tab/><text:tab/>"ipAddress" : "192.168.0.103",</text:p>
      <text:p text:style-name="Standard"><text:tab/><text:tab/><text:tab/>"blockedStatus" : false,</text:p>
      <text:p text:style-name="Standard"><text:tab/><text:tab/><text:tab/>"deviceType" : {</text:p>
      <text:p text:style-name="Standard"><text:tab/><text:tab/><text:tab/><text:tab/>"type" : "Computer",</text:p>
      <text:p text:style-name="Standard"><text:tab/><text:tab/><text:tab/><text:tab/>"operatingSystem" : "Windows"</text:p>
      <text:p text:style-name="Standard"><text:tab/><text:tab/><text:tab/>},</text:p>
      <text:p text:style-name="Standard"><text:tab/><text:tab/><text:tab/>"location" : {</text:p>
      <text:p text:style-name="Standard"><text:tab/><text:tab/><text:tab/><text:tab/></text:p>
      <text:p text:style-name="Standard"><text:tab/><text:tab/><text:tab/>},</text:p>
      <text:p text:style-name="Standard"><text:tab/><text:tab/><text:tab/>"applications" : [</text:p>
      <text:p text:style-name="Standard"><text:tab/><text:tab/><text:tab/><text:tab/>{</text:p>
      <text:p text:style-name="Standard"><text:soft-page-break/><text:tab/><text:tab/><text:tab/><text:tab/><text:tab/>"browser" : "Chrome-54.0.2840.99",</text:p>
      <text:p text:style-name="Standard"><text:tab/><text:tab/><text:tab/><text:tab/><text:tab/>"socketNumber" : "192.168.0.103:57856",</text:p>
      <text:p text:style-name="Standard"><text:tab/><text:tab/><text:tab/><text:tab/><text:tab/>"status" : false</text:p>
      <text:p text:style-name="Standard"><text:tab/><text:tab/><text:tab/><text:tab/>}</text:p>
      <text:p text:style-name="Standard"><text:tab/><text:tab/><text:tab/>]</text:p>
      <text:p text:style-name="Standard"><text:tab/><text:tab/>}</text:p>
      <text:p text:style-name="Standard"><text:tab/>],</text:p>
      <text:p text:style-name="Standard"><text:tab/>"created" : ISODate("2022-06-24T22:13:58.813+05:30"),</text:p>
      <text:p text:style-name="Standard"><text:tab/>"updated" : ISODate("2022-06-24T22:13:58.813+05:30"),</text:p>
      <text:p text:style-name="Standard"><text:tab/>"_class" : "com.albanero.rbaservice.model.UserAuthHistory"</text:p>
      <text:p text:style-name="Standard">},</text:p>
      <text:p text:style-name="Standard"/>
      <text:p text:style-name="Standard">/* 5 createdAt:24/06/2022, 22:11:16*/</text:p>
      <text:p text:style-name="Standard">{</text:p>
      <text:p text:style-name="Standard"><text:tab/>"_id" : ObjectId("62b5e92c6c41221f0b04b804"),</text:p>
      <text:p text:style-name="Standard"><text:tab/>"userId" : "62b5e92ccef4a2383145bfe0",</text:p>
      <text:p text:style-name="Standard"><text:tab/>"devices" : [</text:p>
      <text:p text:style-name="Standard"><text:tab/><text:tab/>{</text:p>
      <text:p text:style-name="Standard"><text:tab/><text:tab/><text:tab/>"ipAddress" : "192.168.0.103",</text:p>
      <text:p text:style-name="Standard"><text:tab/><text:tab/><text:tab/>"blockedStatus" : false,</text:p>
      <text:p text:style-name="Standard"><text:tab/><text:tab/><text:tab/>"deviceType" : {</text:p>
      <text:p text:style-name="Standard"><text:tab/><text:tab/><text:tab/><text:tab/>"type" : "Computer",</text:p>
      <text:p text:style-name="Standard"><text:tab/><text:tab/><text:tab/><text:tab/>"operatingSystem" : "Windows"</text:p>
      <text:p text:style-name="Standard"><text:tab/><text:tab/><text:tab/>},</text:p>
      <text:p text:style-name="Standard"><text:tab/><text:tab/><text:tab/>"location" : {</text:p>
      <text:p text:style-name="Standard"><text:tab/><text:tab/><text:tab/><text:tab/></text:p>
      <text:p text:style-name="Standard"><text:tab/><text:tab/><text:tab/>},</text:p>
      <text:p text:style-name="Standard"><text:tab/><text:tab/><text:tab/>"applications" : [</text:p>
      <text:p text:style-name="Standard"><text:tab/><text:tab/><text:tab/><text:tab/>{</text:p>
      <text:p text:style-name="Standard"><text:tab/><text:tab/><text:tab/><text:tab/><text:tab/>"browser" : "Chrome-54.0.2840.99",</text:p>
      <text:p text:style-name="Standard"><text:tab/><text:tab/><text:tab/><text:tab/><text:tab/>"socketNumber" : "192.168.0.103:57816",</text:p>
      <text:p text:style-name="Standard"><text:tab/><text:tab/><text:tab/><text:tab/><text:tab/>"status" : false</text:p>
      <text:p text:style-name="Standard"><text:tab/><text:tab/><text:tab/><text:tab/>}</text:p>
      <text:p text:style-name="Standard"><text:tab/><text:tab/><text:tab/>]</text:p>
      <text:p text:style-name="Standard"><text:tab/><text:tab/>}</text:p>
      <text:p text:style-name="Standard"><text:tab/>],</text:p>
      <text:p text:style-name="Standard"><text:tab/>"created" : ISODate("2022-06-24T22:11:16.169+05:30"),</text:p>
      <text:p text:style-name="Standard"><text:tab/>"updated" : ISODate("2022-06-24T22:11:16.169+05:30"),</text:p>
      <text:p text:style-name="Standard"><text:tab/>"_class" : "com.albanero.rbaservice.model.UserAuthHistory"</text:p>
      <text:p text:style-name="Standard">},</text:p>
      <text:p text:style-name="Standard"/>
      <text:p text:style-name="Standard">/* 6 createdAt:24/06/2022, 22:09:01*/</text:p>
      <text:p text:style-name="Standard">{</text:p>
      <text:p text:style-name="Standard"><text:tab/>"_id" : ObjectId("62b5e8a56c41221f0b04b803"),</text:p>
      <text:p text:style-name="Standard"><text:tab/>"userId" : "62b5e8a5cef4a2383145bfdc",</text:p>
      <text:p text:style-name="Standard"><text:tab/>"devices" : [</text:p>
      <text:p text:style-name="Standard"><text:tab/><text:tab/>{</text:p>
      <text:p text:style-name="Standard"><text:tab/><text:tab/><text:tab/>"ipAddress" : "192.168.0.103",</text:p>
      <text:p text:style-name="Standard"><text:tab/><text:tab/><text:tab/>"blockedStatus" : false,</text:p>
      <text:p text:style-name="Standard"><text:tab/><text:tab/><text:tab/>"deviceType" : {</text:p>
      <text:p text:style-name="Standard"><text:tab/><text:tab/><text:tab/><text:tab/>"type" : "Computer",</text:p>
      <text:p text:style-name="Standard"><text:tab/><text:tab/><text:tab/><text:tab/>"operatingSystem" : "Windows"</text:p>
      <text:p text:style-name="Standard"><text:soft-page-break/><text:tab/><text:tab/><text:tab/>},</text:p>
      <text:p text:style-name="Standard"><text:tab/><text:tab/><text:tab/>"location" : {</text:p>
      <text:p text:style-name="Standard"><text:tab/><text:tab/><text:tab/><text:tab/></text:p>
      <text:p text:style-name="Standard"><text:tab/><text:tab/><text:tab/>},</text:p>
      <text:p text:style-name="Standard"><text:tab/><text:tab/><text:tab/>"applications" : [</text:p>
      <text:p text:style-name="Standard"><text:tab/><text:tab/><text:tab/><text:tab/>{</text:p>
      <text:p text:style-name="Standard"><text:tab/><text:tab/><text:tab/><text:tab/><text:tab/>"browser" : "Chrome-54.0.2840.99",</text:p>
      <text:p text:style-name="Standard"><text:tab/><text:tab/><text:tab/><text:tab/><text:tab/>"socketNumber" : "192.168.0.103:57784",</text:p>
      <text:p text:style-name="Standard"><text:tab/><text:tab/><text:tab/><text:tab/><text:tab/>"status" : false</text:p>
      <text:p text:style-name="Standard"><text:tab/><text:tab/><text:tab/><text:tab/>}</text:p>
      <text:p text:style-name="Standard"><text:tab/><text:tab/><text:tab/>]</text:p>
      <text:p text:style-name="Standard"><text:tab/><text:tab/>}</text:p>
      <text:p text:style-name="Standard"><text:tab/>],</text:p>
      <text:p text:style-name="Standard"><text:tab/>"created" : ISODate("2022-06-24T22:09:01.739+05:30"),</text:p>
      <text:p text:style-name="Standard"><text:tab/>"updated" : ISODate("2022-06-24T22:09:01.739+05:30"),</text:p>
      <text:p text:style-name="Standard"><text:tab/>"_class" : "com.albanero.rbaservice.model.UserAuthHistory"</text:p>
      <text:p text:style-name="Standard">},</text:p>
      <text:p text:style-name="Standard"/>
      <text:p text:style-name="Standard">/* 7 createdAt:24/06/2022, 22:08:35*/</text:p>
      <text:p text:style-name="Standard">{</text:p>
      <text:p text:style-name="Standard"><text:tab/>"_id" : ObjectId("62b5e88b6c41221f0b04b802"),</text:p>
      <text:p text:style-name="Standard"><text:tab/>"userId" : "62b5e88bcef4a2383145bfd8",</text:p>
      <text:p text:style-name="Standard"><text:tab/>"devices" : [</text:p>
      <text:p text:style-name="Standard"><text:tab/><text:tab/>{</text:p>
      <text:p text:style-name="Standard"><text:tab/><text:tab/><text:tab/>"ipAddress" : "192.168.0.103",</text:p>
      <text:p text:style-name="Standard"><text:tab/><text:tab/><text:tab/>"blockedStatus" : false,</text:p>
      <text:p text:style-name="Standard"><text:tab/><text:tab/><text:tab/>"deviceType" : {</text:p>
      <text:p text:style-name="Standard"><text:tab/><text:tab/><text:tab/><text:tab/>"type" : "Computer",</text:p>
      <text:p text:style-name="Standard"><text:tab/><text:tab/><text:tab/><text:tab/>"operatingSystem" : "Windows"</text:p>
      <text:p text:style-name="Standard"><text:tab/><text:tab/><text:tab/>},</text:p>
      <text:p text:style-name="Standard"><text:tab/><text:tab/><text:tab/>"location" : {</text:p>
      <text:p text:style-name="Standard"><text:tab/><text:tab/><text:tab/><text:tab/></text:p>
      <text:p text:style-name="Standard"><text:tab/><text:tab/><text:tab/>},</text:p>
      <text:p text:style-name="Standard"><text:tab/><text:tab/><text:tab/>"applications" : [</text:p>
      <text:p text:style-name="Standard"><text:tab/><text:tab/><text:tab/><text:tab/>{</text:p>
      <text:p text:style-name="Standard"><text:tab/><text:tab/><text:tab/><text:tab/><text:tab/>"browser" : "Chrome-54.0.2840.99",</text:p>
      <text:p text:style-name="Standard"><text:tab/><text:tab/><text:tab/><text:tab/><text:tab/>"socketNumber" : "192.168.0.103:57784",</text:p>
      <text:p text:style-name="Standard"><text:tab/><text:tab/><text:tab/><text:tab/><text:tab/>"status" : false</text:p>
      <text:p text:style-name="Standard"><text:tab/><text:tab/><text:tab/><text:tab/>}</text:p>
      <text:p text:style-name="Standard"><text:tab/><text:tab/><text:tab/>]</text:p>
      <text:p text:style-name="Standard"><text:tab/><text:tab/>}</text:p>
      <text:p text:style-name="Standard"><text:tab/>],</text:p>
      <text:p text:style-name="Standard"><text:tab/>"created" : ISODate("2022-06-24T22:08:35.557+05:30"),</text:p>
      <text:p text:style-name="Standard"><text:tab/>"updated" : ISODate("2022-06-24T22:08:35.557+05:30"),</text:p>
      <text:p text:style-name="Standard"><text:tab/>"_class" : "com.albanero.rbaservice.model.UserAuthHistory"</text:p>
      <text:p text:style-name="Standard">},</text:p>
      <text:p text:style-name="Standard"/>
      <text:p text:style-name="Standard">/* 8 createdAt:24/06/2022, 22:00:25*/</text:p>
      <text:p text:style-name="Standard">{</text:p>
      <text:p text:style-name="Standard"><text:tab/>"_id" : ObjectId("62b5e6a16c41221f0b04b801"),</text:p>
      <text:p text:style-name="Standard"><text:tab/>"userId" : "62b5e6a1cef4a2383145bfd4",</text:p>
      <text:p text:style-name="Standard"><text:tab/>"devices" : [</text:p>
      <text:p text:style-name="Standard"><text:soft-page-break/><text:tab/><text:tab/>{</text:p>
      <text:p text:style-name="Standard"><text:tab/><text:tab/><text:tab/>"ipAddress" : "192.168.0.103",</text:p>
      <text:p text:style-name="Standard"><text:tab/><text:tab/><text:tab/>"blockedStatus" : false,</text:p>
      <text:p text:style-name="Standard"><text:tab/><text:tab/><text:tab/>"deviceType" : {</text:p>
      <text:p text:style-name="Standard"><text:tab/><text:tab/><text:tab/><text:tab/>"type" : "Computer",</text:p>
      <text:p text:style-name="Standard"><text:tab/><text:tab/><text:tab/><text:tab/>"operatingSystem" : "Windows"</text:p>
      <text:p text:style-name="Standard"><text:tab/><text:tab/><text:tab/>},</text:p>
      <text:p text:style-name="Standard"><text:tab/><text:tab/><text:tab/>"location" : {</text:p>
      <text:p text:style-name="Standard"><text:tab/><text:tab/><text:tab/><text:tab/></text:p>
      <text:p text:style-name="Standard"><text:tab/><text:tab/><text:tab/>},</text:p>
      <text:p text:style-name="Standard"><text:tab/><text:tab/><text:tab/>"applications" : [</text:p>
      <text:p text:style-name="Standard"><text:tab/><text:tab/><text:tab/><text:tab/>{</text:p>
      <text:p text:style-name="Standard"><text:tab/><text:tab/><text:tab/><text:tab/><text:tab/>"browser" : "Chrome-54.0.2840.99",</text:p>
      <text:p text:style-name="Standard"><text:tab/><text:tab/><text:tab/><text:tab/><text:tab/>"socketNumber" : "192.168.0.103:57682",</text:p>
      <text:p text:style-name="Standard"><text:tab/><text:tab/><text:tab/><text:tab/><text:tab/>"status" : false</text:p>
      <text:p text:style-name="Standard"><text:tab/><text:tab/><text:tab/><text:tab/>}</text:p>
      <text:p text:style-name="Standard"><text:tab/><text:tab/><text:tab/>]</text:p>
      <text:p text:style-name="Standard"><text:tab/><text:tab/>}</text:p>
      <text:p text:style-name="Standard"><text:tab/>],</text:p>
      <text:p text:style-name="Standard"><text:tab/>"created" : ISODate("2022-06-24T22:00:25.631+05:30"),</text:p>
      <text:p text:style-name="Standard"><text:tab/>"updated" : ISODate("2022-06-24T22:00:25.631+05:30"),</text:p>
      <text:p text:style-name="Standard"><text:tab/>"_class" : "com.albanero.rbaservice.model.UserAuthHistory"</text:p>
      <text:p text:style-name="Standard">},</text:p>
      <text:p text:style-name="Standard"/>
      <text:p text:style-name="Standard">/* 9 createdAt:24/06/2022, 21:55:02*/</text:p>
      <text:p text:style-name="Standard">{</text:p>
      <text:p text:style-name="Standard"><text:tab/>"_id" : ObjectId("62b5e55e6c41221f0b04b800"),</text:p>
      <text:p text:style-name="Standard"><text:tab/>"userId" : "62b5e55ecef4a2383145bfd1",</text:p>
      <text:p text:style-name="Standard"><text:tab/>"devices" : [</text:p>
      <text:p text:style-name="Standard"><text:tab/><text:tab/>{</text:p>
      <text:p text:style-name="Standard"><text:tab/><text:tab/><text:tab/>"ipAddress" : "192.168.0.103",</text:p>
      <text:p text:style-name="Standard"><text:tab/><text:tab/><text:tab/>"blockedStatus" : false,</text:p>
      <text:p text:style-name="Standard"><text:tab/><text:tab/><text:tab/>"deviceType" : {</text:p>
      <text:p text:style-name="Standard"><text:tab/><text:tab/><text:tab/><text:tab/>"type" : "Computer",</text:p>
      <text:p text:style-name="Standard"><text:tab/><text:tab/><text:tab/><text:tab/>"operatingSystem" : "Windows"</text:p>
      <text:p text:style-name="Standard"><text:tab/><text:tab/><text:tab/>},</text:p>
      <text:p text:style-name="Standard"><text:tab/><text:tab/><text:tab/>"location" : {</text:p>
      <text:p text:style-name="Standard"><text:tab/><text:tab/><text:tab/><text:tab/></text:p>
      <text:p text:style-name="Standard"><text:tab/><text:tab/><text:tab/>},</text:p>
      <text:p text:style-name="Standard"><text:tab/><text:tab/><text:tab/>"applications" : [</text:p>
      <text:p text:style-name="Standard"><text:tab/><text:tab/><text:tab/><text:tab/>{</text:p>
      <text:p text:style-name="Standard"><text:tab/><text:tab/><text:tab/><text:tab/><text:tab/>"browser" : "Chrome-54.0.2840.99",</text:p>
      <text:p text:style-name="Standard"><text:tab/><text:tab/><text:tab/><text:tab/><text:tab/>"socketNumber" : "192.168.0.103:57606",</text:p>
      <text:p text:style-name="Standard"><text:tab/><text:tab/><text:tab/><text:tab/><text:tab/>"status" : false</text:p>
      <text:p text:style-name="Standard"><text:tab/><text:tab/><text:tab/><text:tab/>}</text:p>
      <text:p text:style-name="Standard"><text:tab/><text:tab/><text:tab/>]</text:p>
      <text:p text:style-name="Standard"><text:tab/><text:tab/>}</text:p>
      <text:p text:style-name="Standard"><text:tab/>],</text:p>
      <text:p text:style-name="Standard"><text:tab/>"created" : ISODate("2022-06-24T21:55:02.116+05:30"),</text:p>
      <text:p text:style-name="Standard"><text:tab/>"updated" : ISODate("2022-06-24T21:55:02.116+05:30"),</text:p>
      <text:p text:style-name="Standard"><text:tab/>"_class" : "com.albanero.rbaservice.model.UserAuthHistory"</text:p>
      <text:p text:style-name="Standard">},</text:p>
      <text:p text:style-name="Standard"><text:soft-page-break/></text:p>
      <text:p text:style-name="Standard">/* 10 createdAt:24/06/2022, 21:49:39*/</text:p>
      <text:p text:style-name="Standard">{</text:p>
      <text:p text:style-name="Standard"><text:tab/>"_id" : ObjectId("62b5e41b6c41221f0b04b7ff"),</text:p>
      <text:p text:style-name="Standard"><text:tab/>"userId" : "62b5e41bcef4a2383145bfce",</text:p>
      <text:p text:style-name="Standard"><text:tab/>"devices" : [</text:p>
      <text:p text:style-name="Standard"><text:tab/><text:tab/>{</text:p>
      <text:p text:style-name="Standard"><text:tab/><text:tab/><text:tab/>"ipAddress" : "192.168.0.103",</text:p>
      <text:p text:style-name="Standard"><text:tab/><text:tab/><text:tab/>"blockedStatus" : false,</text:p>
      <text:p text:style-name="Standard"><text:tab/><text:tab/><text:tab/>"deviceType" : {</text:p>
      <text:p text:style-name="Standard"><text:tab/><text:tab/><text:tab/><text:tab/>"type" : "Computer",</text:p>
      <text:p text:style-name="Standard"><text:tab/><text:tab/><text:tab/><text:tab/>"operatingSystem" : "Windows"</text:p>
      <text:p text:style-name="Standard"><text:tab/><text:tab/><text:tab/>},</text:p>
      <text:p text:style-name="Standard"><text:tab/><text:tab/><text:tab/>"location" : {</text:p>
      <text:p text:style-name="Standard"><text:tab/><text:tab/><text:tab/><text:tab/></text:p>
      <text:p text:style-name="Standard"><text:tab/><text:tab/><text:tab/>},</text:p>
      <text:p text:style-name="Standard"><text:tab/><text:tab/><text:tab/>"applications" : [</text:p>
      <text:p text:style-name="Standard"><text:tab/><text:tab/><text:tab/><text:tab/>{</text:p>
      <text:p text:style-name="Standard"><text:tab/><text:tab/><text:tab/><text:tab/><text:tab/>"browser" : "Chrome-54.0.2840.99",</text:p>
      <text:p text:style-name="Standard"><text:tab/><text:tab/><text:tab/><text:tab/><text:tab/>"socketNumber" : "192.168.0.103:57532",</text:p>
      <text:p text:style-name="Standard"><text:tab/><text:tab/><text:tab/><text:tab/><text:tab/>"status" : false</text:p>
      <text:p text:style-name="Standard"><text:tab/><text:tab/><text:tab/><text:tab/>}</text:p>
      <text:p text:style-name="Standard"><text:tab/><text:tab/><text:tab/>]</text:p>
      <text:p text:style-name="Standard"><text:tab/><text:tab/>}</text:p>
      <text:p text:style-name="Standard"><text:tab/>],</text:p>
      <text:p text:style-name="Standard"><text:tab/>"created" : ISODate("2022-06-24T21:49:39.883+05:30"),</text:p>
      <text:p text:style-name="Standard"><text:tab/>"updated" : ISODate("2022-06-24T21:49:39.883+05:30"),</text:p>
      <text:p text:style-name="Standard"><text:tab/>"_class" : "com.albanero.rbaservice.model.UserAuthHistory"</text:p>
      <text:p text:style-name="Standard">},</text:p>
      <text:p text:style-name="Standard"/>
      <text:p text:style-name="Standard">/* 11 createdAt:24/06/2022, 21:49:10*/</text:p>
      <text:p text:style-name="Standard">{</text:p>
      <text:p text:style-name="Standard"><text:tab/>"_id" : ObjectId("62b5e3fe6c41221f0b04b7fe"),</text:p>
      <text:p text:style-name="Standard"><text:tab/>"userId" : "62b5e3fdcef4a2383145bfcb",</text:p>
      <text:p text:style-name="Standard"><text:tab/>"devices" : [</text:p>
      <text:p text:style-name="Standard"><text:tab/><text:tab/>{</text:p>
      <text:p text:style-name="Standard"><text:tab/><text:tab/><text:tab/>"ipAddress" : "192.168.0.103",</text:p>
      <text:p text:style-name="Standard"><text:tab/><text:tab/><text:tab/>"blockedStatus" : false,</text:p>
      <text:p text:style-name="Standard"><text:tab/><text:tab/><text:tab/>"deviceType" : {</text:p>
      <text:p text:style-name="Standard"><text:tab/><text:tab/><text:tab/><text:tab/>"type" : "Computer",</text:p>
      <text:p text:style-name="Standard"><text:tab/><text:tab/><text:tab/><text:tab/>"operatingSystem" : "Windows"</text:p>
      <text:p text:style-name="Standard"><text:tab/><text:tab/><text:tab/>},</text:p>
      <text:p text:style-name="Standard"><text:tab/><text:tab/><text:tab/>"location" : {</text:p>
      <text:p text:style-name="Standard"><text:tab/><text:tab/><text:tab/><text:tab/></text:p>
      <text:p text:style-name="Standard"><text:tab/><text:tab/><text:tab/>},</text:p>
      <text:p text:style-name="Standard"><text:tab/><text:tab/><text:tab/>"applications" : [</text:p>
      <text:p text:style-name="Standard"><text:tab/><text:tab/><text:tab/><text:tab/>{</text:p>
      <text:p text:style-name="Standard"><text:tab/><text:tab/><text:tab/><text:tab/><text:tab/>"browser" : "Chrome-54.0.2840.99",</text:p>
      <text:p text:style-name="Standard"><text:tab/><text:tab/><text:tab/><text:tab/><text:tab/>"socketNumber" : "192.168.0.103:57532",</text:p>
      <text:p text:style-name="Standard"><text:tab/><text:tab/><text:tab/><text:tab/><text:tab/>"status" : false</text:p>
      <text:p text:style-name="Standard"><text:tab/><text:tab/><text:tab/><text:tab/>}</text:p>
      <text:p text:style-name="Standard"><text:tab/><text:tab/><text:tab/>]</text:p>
      <text:p text:style-name="Standard"><text:soft-page-break/><text:tab/><text:tab/>}</text:p>
      <text:p text:style-name="Standard"><text:tab/>],</text:p>
      <text:p text:style-name="Standard"><text:tab/>"created" : ISODate("2022-06-24T21:49:10.249+05:30"),</text:p>
      <text:p text:style-name="Standard"><text:tab/>"updated" : ISODate("2022-06-24T21:49:10.249+05:30"),</text:p>
      <text:p text:style-name="Standard"><text:tab/>"_class" : "com.albanero.rbaservice.model.UserAuthHistory"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7T19:24:09.133355685</meta:creation-date>
    <dc:date>2022-07-07T19:24:20.285385949</dc:date>
    <meta:editing-duration>PT11S</meta:editing-duration>
    <meta:editing-cycles>1</meta:editing-cycles>
    <meta:document-statistic meta:table-count="0" meta:image-count="0" meta:object-count="0" meta:page-count="7" meta:paragraph-count="308" meta:word-count="682" meta:character-count="6832" meta:non-whitespace-character-count="5677"/>
    <meta:generator>LibreOffice/6.4.7.2$Linux_X86_64 LibreOffice_project/40$Build-2</meta:generator>
  </office:meta>
</office:document-meta>
</file>